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03b1b1" officeooo:paragraph-rsid="0003b1b1"/>
    </style:style>
    <style:style style:name="P2" style:family="paragraph" style:parent-style-name="Standard" style:list-style-name="L1">
      <style:text-properties officeooo:paragraph-rsid="0020011d"/>
    </style:style>
    <style:style style:name="P3" style:family="paragraph" style:parent-style-name="Standard" style:list-style-name="L1">
      <style:text-properties officeooo:rsid="001ab242" officeooo:paragraph-rsid="001ab242"/>
    </style:style>
    <style:style style:name="P4" style:family="paragraph" style:parent-style-name="Standard" style:list-style-name="L1">
      <style:text-properties fo:font-style="normal" officeooo:rsid="001ab242" officeooo:paragraph-rsid="001ab242" style:font-style-asian="normal" style:font-style-complex="normal"/>
    </style:style>
    <style:style style:name="P5" style:family="paragraph" style:parent-style-name="Standard" style:list-style-name="L1">
      <style:text-properties fo:font-style="normal" officeooo:rsid="0009a6dd" officeooo:paragraph-rsid="001ab242" style:font-style-asian="normal" style:font-style-complex="normal"/>
    </style:style>
    <style:style style:name="P6" style:family="paragraph" style:parent-style-name="Standard" style:list-style-name="L1">
      <style:text-properties fo:font-style="normal" officeooo:rsid="0009a6dd" officeooo:paragraph-rsid="0009a6dd" style:font-style-asian="normal" style:font-style-complex="normal"/>
    </style:style>
    <style:style style:name="P7" style:family="paragraph" style:parent-style-name="Standard" style:list-style-name="L1">
      <style:text-properties fo:font-style="normal" officeooo:rsid="0003b1b1" officeooo:paragraph-rsid="0003b1b1" style:font-style-asian="normal" style:font-style-complex="normal"/>
    </style:style>
    <style:style style:name="P8" style:family="paragraph" style:parent-style-name="Standard" style:list-style-name="L1">
      <style:text-properties fo:font-style="normal" officeooo:rsid="0012074b" officeooo:paragraph-rsid="0012074b" style:font-style-asian="normal" style:font-style-complex="normal"/>
    </style:style>
    <style:style style:name="P9" style:family="paragraph" style:parent-style-name="Standard" style:list-style-name="L1">
      <style:text-properties fo:font-style="normal" officeooo:rsid="0005422b" officeooo:paragraph-rsid="0005422b" style:font-style-asian="normal" style:font-style-complex="normal"/>
    </style:style>
    <style:style style:name="P10" style:family="paragraph" style:parent-style-name="Standard" style:list-style-name="L1">
      <style:text-properties fo:font-style="normal" officeooo:rsid="0006f782" officeooo:paragraph-rsid="0006f782" style:font-style-asian="normal" style:font-style-complex="normal"/>
    </style:style>
    <style:style style:name="P11" style:family="paragraph" style:parent-style-name="Standard" style:list-style-name="L1">
      <style:text-properties fo:font-style="normal" officeooo:rsid="000b34fe" officeooo:paragraph-rsid="000b34fe" style:font-style-asian="normal" style:font-style-complex="normal"/>
    </style:style>
    <style:style style:name="P12" style:family="paragraph" style:parent-style-name="Standard" style:list-style-name="L1">
      <style:text-properties fo:font-style="normal" officeooo:rsid="000b34fe" officeooo:paragraph-rsid="000ceb48" style:font-style-asian="normal" style:font-style-complex="normal"/>
    </style:style>
    <style:style style:name="P13" style:family="paragraph" style:parent-style-name="Standard" style:list-style-name="L1">
      <style:text-properties fo:font-style="normal" officeooo:rsid="00087841" officeooo:paragraph-rsid="00087841" style:font-style-asian="normal" style:font-style-complex="normal"/>
    </style:style>
    <style:style style:name="P14" style:family="paragraph" style:parent-style-name="Standard" style:list-style-name="L1">
      <style:text-properties fo:font-style="normal" officeooo:rsid="000ceb48" officeooo:paragraph-rsid="000ceb48" style:font-style-asian="normal" style:font-style-complex="normal"/>
    </style:style>
    <style:style style:name="P15" style:family="paragraph" style:parent-style-name="Standard" style:list-style-name="L1">
      <style:text-properties fo:font-style="normal" officeooo:rsid="00174f6c" officeooo:paragraph-rsid="00174f6c" style:font-style-asian="normal" style:font-style-complex="normal"/>
    </style:style>
    <style:style style:name="P16" style:family="paragraph" style:parent-style-name="Standard" style:list-style-name="L1">
      <style:text-properties fo:font-style="normal" officeooo:rsid="000cd52f" officeooo:paragraph-rsid="000cd52f" style:font-style-asian="normal" style:font-style-complex="normal"/>
    </style:style>
    <style:style style:name="P17" style:family="paragraph" style:parent-style-name="Standard" style:list-style-name="L1">
      <style:text-properties fo:font-style="normal" officeooo:rsid="000edc84" officeooo:paragraph-rsid="000edc84" style:font-style-asian="normal" style:font-style-complex="normal"/>
    </style:style>
    <style:style style:name="P18" style:family="paragraph" style:parent-style-name="Standard" style:list-style-name="L1">
      <style:text-properties fo:font-style="normal" officeooo:rsid="00108320" officeooo:paragraph-rsid="00108320" style:font-style-asian="normal" style:font-style-complex="normal"/>
    </style:style>
    <style:style style:name="P19" style:family="paragraph" style:parent-style-name="Standard" style:list-style-name="L1">
      <style:text-properties fo:font-style="normal" officeooo:rsid="00108320" officeooo:paragraph-rsid="0012074b" style:font-style-asian="normal" style:font-style-complex="normal"/>
    </style:style>
    <style:style style:name="P20" style:family="paragraph" style:parent-style-name="Standard" style:list-style-name="L1">
      <style:text-properties fo:font-style="normal" officeooo:rsid="00138066" officeooo:paragraph-rsid="00138066" style:font-style-asian="normal" style:font-style-complex="normal"/>
    </style:style>
    <style:style style:name="P21" style:family="paragraph" style:parent-style-name="Standard" style:list-style-name="L1">
      <style:text-properties fo:font-style="normal" officeooo:rsid="00138066" officeooo:paragraph-rsid="00148b27" style:font-style-asian="normal" style:font-style-complex="normal"/>
    </style:style>
    <style:style style:name="P22" style:family="paragraph" style:parent-style-name="Standard" style:list-style-name="L1">
      <style:text-properties fo:font-style="normal" officeooo:rsid="00148b27" officeooo:paragraph-rsid="00148b27" style:font-style-asian="normal" style:font-style-complex="normal"/>
    </style:style>
    <style:style style:name="P23" style:family="paragraph" style:parent-style-name="Standard" style:list-style-name="L1">
      <style:text-properties fo:font-style="normal" officeooo:rsid="00155904" officeooo:paragraph-rsid="00155904" style:font-style-asian="normal" style:font-style-complex="normal"/>
    </style:style>
    <style:style style:name="P24" style:family="paragraph" style:parent-style-name="Standard" style:list-style-name="L1">
      <style:text-properties fo:font-style="normal" officeooo:rsid="001bee1f" officeooo:paragraph-rsid="001bee1f" style:font-style-asian="normal" style:font-style-complex="normal"/>
    </style:style>
    <style:style style:name="P25" style:family="paragraph" style:parent-style-name="Standard" style:list-style-name="L1">
      <style:text-properties fo:font-style="normal" officeooo:rsid="001d7f8c" officeooo:paragraph-rsid="001d7f8c" style:font-style-asian="normal" style:font-style-complex="normal"/>
    </style:style>
    <style:style style:name="P26" style:family="paragraph" style:parent-style-name="Standard" style:list-style-name="L1">
      <style:text-properties fo:font-style="normal" officeooo:rsid="001e1a66" officeooo:paragraph-rsid="001e1a66" style:font-style-asian="normal" style:font-style-complex="normal"/>
    </style:style>
    <style:style style:name="P27" style:family="paragraph" style:parent-style-name="Standard" style:list-style-name="L1">
      <style:text-properties fo:font-style="normal" officeooo:rsid="0020011d" officeooo:paragraph-rsid="0020011d" style:font-style-asian="normal" style:font-style-complex="normal"/>
    </style:style>
    <style:style style:name="P28" style:family="paragraph" style:parent-style-name="Standard" style:list-style-name="L1">
      <style:text-properties fo:font-style="normal" officeooo:rsid="0021d469" officeooo:paragraph-rsid="0021d469" style:font-style-asian="normal" style:font-style-complex="normal"/>
    </style:style>
    <style:style style:name="P29" style:family="paragraph" style:parent-style-name="Standard" style:list-style-name="L1">
      <style:text-properties fo:font-style="normal" officeooo:rsid="0023a070" officeooo:paragraph-rsid="0023a070" style:font-style-asian="normal" style:font-style-complex="normal"/>
    </style:style>
    <style:style style:name="P30" style:family="paragraph" style:parent-style-name="Standard" style:list-style-name="L1">
      <style:text-properties fo:font-style="normal" officeooo:rsid="0024faa0" officeooo:paragraph-rsid="0024faa0" style:font-style-asian="normal" style:font-style-complex="normal"/>
    </style:style>
    <style:style style:name="P31" style:family="paragraph" style:parent-style-name="Standard" style:list-style-name="L1">
      <style:text-properties officeooo:rsid="0005422b" officeooo:paragraph-rsid="0005422b"/>
    </style:style>
    <style:style style:name="P32" style:family="paragraph" style:parent-style-name="Standard" style:list-style-name="L1">
      <style:text-properties officeooo:rsid="000b34fe" officeooo:paragraph-rsid="000ceb48"/>
    </style:style>
    <style:style style:name="P33" style:family="paragraph" style:parent-style-name="Standard" style:list-style-name="L1">
      <style:text-properties officeooo:rsid="00087841" officeooo:paragraph-rsid="00087841"/>
    </style:style>
    <style:style style:name="P34" style:family="paragraph" style:parent-style-name="Standard" style:list-style-name="L1">
      <style:text-properties officeooo:rsid="00108320" officeooo:paragraph-rsid="00108320"/>
    </style:style>
    <style:style style:name="P35" style:family="paragraph" style:parent-style-name="Standard" style:list-style-name="L1">
      <style:text-properties officeooo:rsid="00108320" officeooo:paragraph-rsid="0012074b"/>
    </style:style>
    <style:style style:name="P36" style:family="paragraph" style:parent-style-name="Standard" style:list-style-name="L1">
      <style:text-properties officeooo:rsid="001bee1f" officeooo:paragraph-rsid="001bee1f"/>
    </style:style>
    <style:style style:name="P37" style:family="paragraph" style:parent-style-name="Standard" style:list-style-name="L1">
      <style:text-properties officeooo:rsid="00204062" officeooo:paragraph-rsid="00204062"/>
    </style:style>
    <style:style style:name="P38" style:family="paragraph" style:parent-style-name="Standard" style:list-style-name="L1">
      <style:text-properties officeooo:rsid="0021d469" officeooo:paragraph-rsid="0021d469"/>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87841" style:font-style-asian="normal" style:font-style-complex="normal"/>
    </style:style>
    <style:style style:name="T4" style:family="text">
      <style:text-properties fo:font-style="normal" officeooo:rsid="000985d1" style:font-style-asian="normal" style:font-style-complex="normal"/>
    </style:style>
    <style:style style:name="T5" style:family="text">
      <style:text-properties fo:font-style="normal" officeooo:rsid="0009a6dd" style:font-style-asian="normal" style:font-style-complex="normal"/>
    </style:style>
    <style:style style:name="T6" style:family="text">
      <style:text-properties fo:font-style="normal" officeooo:rsid="000b34fe" style:font-style-asian="normal" style:font-style-complex="normal"/>
    </style:style>
    <style:style style:name="T7" style:family="text">
      <style:text-properties fo:font-style="normal" officeooo:rsid="000ceb48" style:font-style-asian="normal" style:font-style-complex="normal"/>
    </style:style>
    <style:style style:name="T8" style:family="text">
      <style:text-properties fo:font-style="normal" officeooo:rsid="0012074b" style:font-style-asian="normal" style:font-style-complex="normal"/>
    </style:style>
    <style:style style:name="T9" style:family="text">
      <style:text-properties fo:font-style="normal" officeooo:rsid="0018f1e6" style:font-style-asian="normal" style:font-style-complex="normal"/>
    </style:style>
    <style:style style:name="T10" style:family="text">
      <style:text-properties fo:font-style="normal" officeooo:rsid="0006f782" style:font-style-asian="normal" style:font-style-complex="normal"/>
    </style:style>
    <style:style style:name="T11" style:family="text">
      <style:text-properties fo:font-style="normal" officeooo:rsid="001d7f8c" style:font-style-asian="normal" style:font-style-complex="normal"/>
    </style:style>
    <style:style style:name="T12" style:family="text">
      <style:text-properties fo:font-style="normal" officeooo:rsid="0020011d" style:font-style-asian="normal" style:font-style-complex="normal"/>
    </style:style>
    <style:style style:name="T13" style:family="text">
      <style:text-properties style:text-position="super 58%" fo:font-style="normal" officeooo:rsid="0012074b" style:font-style-asian="normal" style:font-style-complex="normal"/>
    </style:style>
    <style:style style:name="T14" style:family="text">
      <style:text-properties officeooo:rsid="0020011d"/>
    </style:style>
    <style:style style:name="T15" style:family="text">
      <style:text-properties fo:language="fr" fo:country="F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nuary 8, 2023</text:p>
      <text:p text:style-name="P1">Kitkat Dambeck</text:p>
      <text:p text:style-name="P1">Notes on <text:span text:style-name="T1">Understanding Comics </text:span><text:span text:style-name="T2">by Scott McCloud</text:span></text:p>
      <text:list xml:id="list1798894654" text:style-name="L1">
        <text:list-item>
          <text:p text:style-name="P4">Vocab.</text:p>
          <text:list>
            <text:list-item>
              <text:p text:style-name="P4">Comics: </text:p>
              <text:list>
                <text:list-item>
                  <text:p text:style-name="P4">Sequence art.</text:p>
                </text:list-item>
                <text:list-item>
                  <text:p text:style-name="P5">Juxtaposed pictorial and other images in deliberate sequence, intended to convey information and/or produce an aesthetic response in the viewer.</text:p>
                </text:list-item>
                <text:list-item>
                  <text:p text:style-name="P4">See chapter one.</text:p>
                </text:list-item>
              </text:list>
            </text:list-item>
            <text:list-item>
              <text:p text:style-name="P28">Icon: An image that represents a person, place, thing or idea. </text:p>
            </text:list-item>
            <text:list-item>
              <text:p text:style-name="P3"><text:span text:style-name="T2">Medium: </text:span><text:span text:style-name="T10">The vessel which the content of art is delivered by, theatre, film, music, etc.</text:span></text:p>
            </text:list-item>
          </text:list>
        </text:list-item>
        <text:list-item>
          <text:p text:style-name="P7">Chapter One: Setting the Record Straight</text:p>
          <text:list>
            <text:list-item>
              <text:p text:style-name="P31"><text:span text:style-name="T2">Summery: </text:span><text:span text:style-name="T9">Comics is a medium of art, that being one mode by which artistic messaging can be delivered. Comics is juxtaposed sequence art, that being a series of images (and optionally words) that are arranged to be “read” in sequence. Comics uses physical space to create time between panels, and shows changes in time within the different panels. Using this definition, comics can be identified deep into the past, as far as the Egyptians. However, modern comics have grappled with a optics issue, being seen as cheap, childish, or overall not serious art. </text:span></text:p>
            </text:list-item>
            <text:list-item>
              <text:p text:style-name="P7">What is comics?</text:p>
              <text:list>
                <text:list-item>
                  <text:p text:style-name="P8">Summery: Its complicated. List of common qualifiers: more than one image, sequenced and juxtaposed, pictorial (representative). “Sequenced art” plus smelling like a comic usually good enough. </text:p>
                </text:list-item>
                <text:list-item>
                  <text:p text:style-name="P9">The common definitions:</text:p>
                  <text:list>
                    <text:list-item>
                      <text:p text:style-name="P10">Common definition is narrow and based of the common artifacts of comic that occur in life. Not broad enough to do an analysis of the medium on.</text:p>
                    </text:list-item>
                    <text:list-item>
                      <text:p text:style-name="P7">Those bright colorful magazines with bad are, stupid stories and guys in tights.</text:p>
                    </text:list-item>
                    <text:list-item>
                      <text:p text:style-name="P9">Crude, poorly-drawn, semiliterate, cheap disposable kiddie art.</text:p>
                    </text:list-item>
                  </text:list>
                </text:list-item>
                <text:list-item>
                  <text:p text:style-name="P31"><text:span text:style-name="T2">“Sequence art” </text:span><text:span text:style-name="T3">in the words of Will Eisner.</text:span></text:p>
                  <text:list>
                    <text:list-item>
                      <text:p text:style-name="P9">When two or more images used to show time or motion. </text:p>
                    </text:list-item>
                    <text:list-item>
                      <text:p text:style-name="P9">Neutral on style or subject matter.</text:p>
                    </text:list-item>
                    <text:list-item>
                      <text:p text:style-name="P11">Good enough for most cases. </text:p>
                    </text:list-item>
                  </text:list>
                </text:list-item>
                <text:list-item>
                  <text:p text:style-name="P10">Discursive Definitions.</text:p>
                  <text:list>
                    <text:list-item>
                      <text:p text:style-name="P10">Sequence art: What kind of art?</text:p>
                    </text:list-item>
                    <text:list-item>
                      <text:p text:style-name="P10">Sequential visual art: isn’t that animation? </text:p>
                      <text:list>
                        <text:list-item>
                          <text:p text:style-name="P10">The sequence in comics is more of juxtaposition.</text:p>
                          <text:list>
                            <text:list-item>
                              <text:p text:style-name="P13">Space = Time.</text:p>
                            </text:list-item>
                          </text:list>
                        </text:list-item>
                        <text:list-item>
                          <text:p text:style-name="P10">Animation is literally sequenced in time.</text:p>
                        </text:list-item>
                        <text:list-item>
                          <text:p text:style-name="P13">Consider a film real as a very slow comic.</text:p>
                        </text:list-item>
                      </text:list>
                    </text:list-item>
                    <text:list-item>
                      <text:p text:style-name="P13">Juxtaposed sequential visual art: does “art” have a value judgment?</text:p>
                    </text:list-item>
                    <text:list-item>
                      <text:p text:style-name="P13">Juxtaposed sequential static images:<text:tab/></text:p>
                      <text:list>
                        <text:list-item>
                          <text:p text:style-name="P13">The book says this is arbitrary, but actually I don’t see whats wrong with this. </text:p>
                        </text:list-item>
                        <text:list-item>
                          <text:p text:style-name="P13">Perhaps to exclude like accidental art? Consider post cards dropped on the floor. </text:p>
                          <text:list>
                            <text:list-item>
                              <text:p text:style-name="P33"><text:span text:style-name="T2">But even that is a kind of comic if you’re willing to read into it exquisite corpse style. Perhaps the art value judgment is well founded after all; </text:span><text:span text:style-name="T4">leave that debate separate from the comic analysis. </text:span></text:p>
                            </text:list-item>
                          </text:list>
                        </text:list-item>
                      </text:list>
                    </text:list-item>
                    <text:list-item>
                      <text:p text:style-name="P33"><text:span text:style-name="T2">Juxtaposed sequential static images: </text:span><text:span text:style-name="T5">this also describes words. </text:span></text:p>
                    </text:list-item>
                    <text:list-item>
                      <text:p text:style-name="P6">Juxtaposed pictorial and other images in deliberate sequence:</text:p>
                      <text:list>
                        <text:list-item>
                          <text:p text:style-name="P6">What about Batman, X-men, and other cultural context?</text:p>
                          <text:list>
                            <text:list-item>
                              <text:p text:style-name="P6"><text:soft-page-break/>Superheros in bright colorful sotumes, fighting dastardly villians who want to conquer the world, in violent sensational puls-pounding action sequences! </text:p>
                            </text:list-item>
                            <text:list-item>
                              <text:p text:style-name="P6">Cute, cuddly bunnies mice and roly poly bears dancing to and fro hippity hop hippity hop</text:p>
                            </text:list-item>
                            <text:list-item>
                              <text:p text:style-name="P6">Corrupter of our nations youth.</text:p>
                            </text:list-item>
                          </text:list>
                        </text:list-item>
                        <text:list-item>
                          <text:p text:style-name="P6">Also doesn’t this still include words?</text:p>
                          <text:list>
                            <text:list-item>
                              <text:p text:style-name="P14">Pictorial here meaning that the image literally resembles what it represents.</text:p>
                              <text:list>
                                <text:list-item>
                                  <text:p text:style-name="P14">Image of a house to represent a house: pictorial.</text:p>
                                </text:list-item>
                                <text:list-item>
                                  <text:p text:style-name="P14">Hebrew letter beth, which is based off a house: not pictorial.</text:p>
                                </text:list-item>
                              </text:list>
                            </text:list-item>
                          </text:list>
                        </text:list-item>
                        <text:list-item>
                          <text:p text:style-name="P15">Including words in the definition of comics is too limiting. </text:p>
                        </text:list-item>
                      </text:list>
                    </text:list-item>
                    <text:list-item>
                      <text:p text:style-name="P6">Juxtaposed pictorial and other images in deliberate sequence, intended to convey information and/or produce an aesthetic response in the viewer.</text:p>
                    </text:list-item>
                  </text:list>
                </text:list-item>
                <text:list-item>
                  <text:p text:style-name="P9">As a medium, a vessel which can hold any number of ideas and images.</text:p>
                </text:list-item>
              </text:list>
            </text:list-item>
            <text:list-item>
              <text:p text:style-name="P9">What is medium? </text:p>
              <text:list>
                <text:list-item>
                  <text:p text:style-name="P10">The vessel which the content of art is delivered by, theatre, film, music, etc.</text:p>
                  <text:list>
                    <text:list-item>
                      <text:p text:style-name="P10">Distinct from the content! Medium is the messenger. </text:p>
                    </text:list-item>
                  </text:list>
                </text:list-item>
              </text:list>
            </text:list-item>
            <text:list-item>
              <text:p text:style-name="P11">The history of comics.</text:p>
              <text:list>
                <text:list-item>
                  <text:p text:style-name="P34"><text:span text:style-name="T2">Summery: Comics go</text:span><text:span text:style-name="T6"> way the fuck back. </text:span><text:span text:style-name="T2">Historical examples are generally large and architectural, with huge panel-less scenes. After the printing press, short form paneled comics became more popular, </text:span><text:span text:style-name="T8">and became modern comics. </text:span></text:p>
                </text:list-item>
                <text:list-item>
                  <text:p text:style-name="P11">Examples!</text:p>
                  <text:list>
                    <text:list-item>
                      <text:p text:style-name="P11">8-Deet Tiger’s-Claw.</text:p>
                      <text:list>
                        <text:list-item>
                          <text:p text:style-name="P11">36’ long pre-Colubian screen fold. </text:p>
                        </text:list-item>
                        <text:list-item>
                          <text:p text:style-name="P11">In 1049, 8-Deer Tiger’s-Claw captures the prince and his older brother. Then disguise themselves as tigers and fights a death. Then kills another prince. </text:p>
                        </text:list-item>
                      </text:list>
                    </text:list-item>
                    <text:list-item>
                      <text:p text:style-name="P11">Bayeux Tapestry.</text:p>
                      <text:list>
                        <text:list-item>
                          <text:p text:style-name="P11">230’ long tapestry about the Norman conquest of England. </text:p>
                        </text:list-item>
                      </text:list>
                    </text:list-item>
                    <text:list-item>
                      <text:p text:style-name="P16">Is hieroglyphics comics?</text:p>
                      <text:list>
                        <text:list-item>
                          <text:p text:style-name="P14">Egyptians used like an alphabet (picture of bird means /b/ sound) = not pictorial</text:p>
                        </text:list-item>
                        <text:list-item>
                          <text:p text:style-name="P14">not comics :(</text:p>
                        </text:list-item>
                        <text:list-item>
                          <text:p text:style-name="P14">Really, comics is the parent of writing. </text:p>
                        </text:list-item>
                      </text:list>
                    </text:list-item>
                    <text:list-item>
                      <text:p text:style-name="P17">Other Egyptian paintings.</text:p>
                      <text:list>
                        <text:list-item>
                          <text:p text:style-name="P17">A lot of Egyptian paintings just look similar, and don’t make use of sequence.</text:p>
                          <text:list>
                            <text:list-item>
                              <text:p text:style-name="P17">Juxtaposition and sequence are both fundamental to comics as a medium. </text:p>
                            </text:list-item>
                          </text:list>
                        </text:list-item>
                        <text:list-item>
                          <text:p text:style-name="P18">Haha fooled you actually they do use sequence. Its bottom up and zigzaging which is unique tho. And also just massive so you have to stand way far back to see it all. </text:p>
                        </text:list-item>
                        <text:list-item>
                          <text:p text:style-name="P18">Depicts a scene of a farm making grain and then paying taxes. </text:p>
                        </text:list-item>
                      </text:list>
                    </text:list-item>
                    <text:list-item>
                      <text:p text:style-name="P18">Printing press make comics go BRRR</text:p>
                    </text:list-item>
                    <text:list-item>
                      <text:p text:style-name="P18">The Tortures of saint Erasmus, 1460. Title is adequate. </text:p>
                    </text:list-item>
                    <text:list-item>
                      <text:p text:style-name="P18">A Harlot’s Progress by William Hograth. </text:p>
                      <text:list>
                        <text:list-item>
                          <text:p text:style-name="P18">6 panel comic, done with paintings. </text:p>
                        </text:list-item>
                        <text:list-item>
                          <text:p text:style-name="P18">Later sold as a portfolio of engravings.</text:p>
                        </text:list-item>
                        <text:list-item>
                          <text:p text:style-name="P18">Made to be viewed side by side in sequence, recognizably comic. </text:p>
                        </text:list-item>
                        <text:list-item>
                          <text:p text:style-name="P18">It and its sequel, a Rake’s Progress, were incited new copyright laws. </text:p>
                        </text:list-item>
                      </text:list>
                    </text:list-item>
                    <text:list-item>
                      <text:p text:style-name="P18">Father of modern comics, Rodolphe Topffer.</text:p>
                      <text:list>
                        <text:list-item>
                          <text:p text:style-name="P18">Satirical picture stories from the mid-1800s.</text:p>
                        </text:list-item>
                        <text:list-item>
                          <text:p text:style-name="P18">Cartooning, panel borders, and incorporates words. </text:p>
                        </text:list-item>
                        <text:list-item>
                          <text:p text:style-name="P19">Topffer considered it a hobby and didn’t take it seriously.</text:p>
                        </text:list-item>
                      </text:list>
                    </text:list-item>
                    <text:list-item>
                      <text:p text:style-name="P35"><text:soft-page-break/><text:span text:style-name="T8">By 20</text:span><text:span text:style-name="T13">th</text:span><text:span text:style-name="T8"> century, comics as we think of came to thrive. </text:span><text:span text:style-name="T2"><text:s/></text:span></text:p>
                    </text:list-item>
                  </text:list>
                </text:list-item>
                <text:list-item>
                  <text:p text:style-name="P11">Look at the historical examples.</text:p>
                  <text:list>
                    <text:list-item>
                      <text:p text:style-name="P12">Use of full page composition.</text:p>
                      <text:list>
                        <text:list-item>
                          <text:p text:style-name="P32"><text:span text:style-name="T7">I</text:span><text:span text:style-name="T2">nstances of the same character. </text:span></text:p>
                        </text:list-item>
                        <text:list-item>
                          <text:p text:style-name="P14">Division of scene by subject matter. </text:p>
                        </text:list-item>
                        <text:list-item>
                          <text:p text:style-name="P8">Variation in scale.</text:p>
                        </text:list-item>
                        <text:list-item>
                          <text:p text:style-name="P8">Different use of text.</text:p>
                        </text:list-item>
                      </text:list>
                    </text:list-item>
                  </text:list>
                </text:list-item>
              </text:list>
            </text:list-item>
            <text:list-item>
              <text:p text:style-name="P8">Modern Comics.</text:p>
              <text:list>
                <text:list-item>
                  <text:p text:style-name="P8">Summery: </text:p>
                </text:list-item>
                <text:list-item>
                  <text:p text:style-name="P20">Many comics haven’t been recognized as comics. Many of the artists preferred to be known as illustrators, commercial artists, or maybe cartoonists. </text:p>
                </text:list-item>
                <text:list-item>
                  <text:p text:style-name="P20">Comic’s low reputation is perpetuated by its best examples not wanting to be associated with that reputation. </text:p>
                </text:list-item>
                <text:list-item>
                  <text:p text:style-name="P22">Unrecognized comics:</text:p>
                  <text:list>
                    <text:list-item>
                      <text:p text:style-name="P21">Lynd Ward’s “Woodcut Novels.” </text:p>
                    </text:list-item>
                    <text:list-item>
                      <text:p text:style-name="P22">The work of Frans Masereel.</text:p>
                    </text:list-item>
                    <text:list-item>
                      <text:p text:style-name="P22">Max Ernst’s “A Week Of Kindness.”</text:p>
                    </text:list-item>
                    <text:list-item>
                      <text:p text:style-name="P22">Photo booth reels.</text:p>
                      <text:list>
                        <text:list-item>
                          <text:p text:style-name="P22">Photo-comics are popular in many countries.</text:p>
                        </text:list-item>
                      </text:list>
                    </text:list-item>
                    <text:list-item>
                      <text:p text:style-name="P22">Instructional diagrams.</text:p>
                    </text:list-item>
                    <text:list-item>
                      <text:p text:style-name="P23">Stained glass windows.</text:p>
                    </text:list-item>
                  </text:list>
                </text:list-item>
              </text:list>
            </text:list-item>
            <text:list-item>
              <text:p text:style-name="P23">One Panel Comics.</text:p>
              <text:list>
                <text:list-item>
                  <text:p text:style-name="P15">Doesn’t meet our definition of comics.</text:p>
                </text:list-item>
                <text:list-item>
                  <text:p text:style-name="P15">Still generally included in comics.</text:p>
                </text:list-item>
                <text:list-item>
                  <text:p text:style-name="P15">Use the visual vocabulary of comics.</text:p>
                </text:list-item>
                <text:list-item>
                  <text:p text:style-name="P15">Scott McCloud says they’re not comics, but cartoons. </text:p>
                </text:list-item>
                <text:list-item>
                  <text:p text:style-name="P15">Cartooning is the approach to picture making, the “visual vocabulary.”</text:p>
                </text:list-item>
                <text:list-item>
                  <text:p text:style-name="P15">Comics is the medium of sequenced images. </text:p>
                </text:list-item>
              </text:list>
            </text:list-item>
            <text:list-item>
              <text:p text:style-name="P15">What the definition doesn’t say.</text:p>
              <text:list>
                <text:list-item>
                  <text:p text:style-name="P15">What kind of comics can we imagine?</text:p>
                  <text:list>
                    <text:list-item>
                      <text:p text:style-name="P15">More than just super heros and funny animals.</text:p>
                    </text:list-item>
                  </text:list>
                </text:list-item>
                <text:list-item>
                  <text:p text:style-name="P15">Why limit to paper and ink cartoons? Why not oil paint, or collage? </text:p>
                  <text:list>
                    <text:list-item>
                      <text:p text:style-name="P15">More than just black lines and flat colored ink. </text:p>
                    </text:list-item>
                    <text:list-item>
                      <text:p text:style-name="P15">More than representational art. </text:p>
                    </text:list-item>
                  </text:list>
                </text:list-item>
              </text:list>
            </text:list-item>
            <text:list-item>
              <text:p text:style-name="P24">Reflection: </text:p>
              <text:list>
                <text:list-item>
                  <text:p text:style-name="P24">Scott McCloud’s comics are very enjoyable to read. Seeing his magic avatar fly effortlessly between different locations is fun. I gasped in awe when he read the Egyptian inscription. So classy.</text:p>
                  <text:list>
                    <text:list-item>
                      <text:p text:style-name="P24">This is a demonstration of the power of comics.</text:p>
                    </text:list-item>
                    <text:list-item>
                      <text:p text:style-name="P24">Ex. to scrutinize a definition of comics, the visuals immediately set the scene of “this is like a debate show type thing, where a whity debater defends their position against nameless adversaries, and where the essence of debate is not win or loose but forward”</text:p>
                    </text:list-item>
                  </text:list>
                </text:list-item>
                <text:list-item>
                  <text:p text:style-name="P36"><text:span text:style-name="T2">I never viewed comics as medium before, that is really coo</text:span><text:span text:style-name="T11">l and very insightful. </text:span></text:p>
                </text:list-item>
                <text:list-item>
                  <text:p text:style-name="P25">I’m exited to read more.</text:p>
                </text:list-item>
                <text:list-item>
                  <text:p text:style-name="P26">I wish I did not have to indulge in the cardinal sin of comics: scrolling them on a computer screen. :(</text:p>
                </text:list-item>
              </text:list>
            </text:list-item>
          </text:list>
        </text:list-item>
        <text:list-item>
          <text:p text:style-name="P27">Chapter Two: The Vocabulary of comic. </text:p>
          <text:list>
            <text:list-item>
              <text:p text:style-name="P27">The Treachery of Images. </text:p>
              <text:list>
                <text:list-item>
                  <text:p text:style-name="P2"><text:soft-page-break/><text:span text:style-name="T12">1929 painting by </text:span>René Magritte.</text:p>
                  <text:list>
                    <text:list-item>
                      <text:p text:style-name="P2"><text:span text:style-name="T14">A picture of a pipe above the french w</text:span>ords “<text:span text:style-name="T15">Ceci n'est pas une pipe”</text:span>, French for “This is not a pipe.”</text:p>
                    </text:list-item>
                    <text:list-item>
                      <text:p text:style-name="P37">It is indeed not a pipe, but a picture of a pipe. </text:p>
                    </text:list-item>
                    <text:list-item>
                      <text:p text:style-name="P37">In Understanding comics, it is a printing of a drawing of a painting of a pipe.</text:p>
                      <text:list>
                        <text:list-item>
                          <text:p text:style-name="P37">In fact there are ten copies, over the different panels. </text:p>
                        </text:list-item>
                        <text:list-item>
                          <text:p text:style-name="P37">Our brains interpenetrate the drawings as one continuous object,</text:p>
                        </text:list-item>
                        <text:list-item>
                          <text:p text:style-name="P37">Further words as voices, and the panels as separate moments. <text:s/></text:p>
                        </text:list-item>
                      </text:list>
                    </text:list-item>
                  </text:list>
                </text:list-item>
                <text:list-item>
                  <text:p text:style-name="P38">Icon. </text:p>
                  <text:list>
                    <text:list-item>
                      <text:p text:style-name="P28">An image that represents a person, place, thing or idea. </text:p>
                    </text:list-item>
                    <text:list-item>
                      <text:p text:style-name="P29">Symbol.</text:p>
                      <text:list>
                        <text:list-item>
                          <text:p text:style-name="P29">Too loaded a term for McCloud.</text:p>
                        </text:list-item>
                        <text:list-item>
                          <text:p text:style-name="P29">A subset of icons, which represent concepts, ideas, or philosophies. </text:p>
                        </text:list-item>
                        <text:list-item>
                          <text:p text:style-name="P29">Anarchy, tao, venus, mars, star of david, peace sign, etc.</text:p>
                        </text:list-item>
                      </text:list>
                    </text:list-item>
                    <text:list-item>
                      <text:p text:style-name="P29">Icons of language, science, and communication.</text:p>
                      <text:list>
                        <text:list-item>
                          <text:p text:style-name="P29">Letters, kanji, plus, minus, divide, dollar sign, copyright, g clef, natural (music), speech bubble.</text:p>
                        </text:list-item>
                      </text:list>
                    </text:list-item>
                    <text:list-item>
                      <text:p text:style-name="P30">Pictures. </text:p>
                      <text:list>
                        <text:list-item>
                          <text:p text:style-name="P30">Images designed to actually resemble their subject. </text:p>
                        </text:list-item>
                        <text:list-item>
                          <text:p text:style-name="P30">Picture of McCloud, picture of cow, picture of eye, solar face, etc. <text:tab/></text:p>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8T14:58:42.557089084</meta:creation-date>
    <dc:date>2023-01-23T13:01:12.176179350</dc:date>
    <meta:editing-duration>PT2H14M40S</meta:editing-duration>
    <meta:editing-cycles>22</meta:editing-cycles>
    <meta:generator>LibreOffice/7.3.7.2$Linux_X86_64 LibreOffice_project/30$Build-2</meta:generator>
    <meta:document-statistic meta:table-count="0" meta:image-count="0" meta:object-count="0" meta:page-count="4" meta:paragraph-count="137" meta:word-count="1461" meta:character-count="8409" meta:non-whitespace-character-count="7161"/>
  </office:meta>
</office:document-meta>
</file>